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9D94D45A9567A3F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9D94D45A9567A3F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e pain de vie</text:span></text:p>
            <text:p text:style-name="P3"><text:span text:style-name="T2">(Jean 6.22-7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9:30:38.876000000</dc:date>
    <meta:editing-duration>PT2H32M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